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e giorni con la zia Prusselius sono una vera noia, per non parlare del suo minestrone! Meglio piuttosto giocare ai naufraghi seguendo le orme di Robinson Crusoe: sono sufficienti una barca e un'isola deserta. E al ritorno, una bella sorpresa attende Pippi: qualcuno è tornato a trovarl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16:43.665000000</dc:date>
    <meta:editing-duration>PT1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47" meta:character-count="289" meta:non-whitespace-character-count="242"/>
  </office:meta>
</office:document-meta>
</file>